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189cm"/>
    </style:style>
    <style:style style:name="Tabla1.B" style:family="table-column">
      <style:table-column-properties style:column-width="4.517cm"/>
    </style:style>
    <style:style style:name="Tabla1.D" style:family="table-column">
      <style:table-column-properties style:column-width="4.777cm"/>
    </style:style>
    <style:style style:name="Tabla1.A1" style:family="table-cell">
      <style:table-cell-properties style:vertical-align="middle" fo:padding="0.049cm" fo:border="none"/>
    </style:style>
    <style:style style:name="P1" style:family="paragraph" style:parent-style-name="Heading_20_2">
      <style:text-properties officeooo:rsid="0016b901" officeooo:paragraph-rsid="0016b901"/>
    </style:style>
    <style:style style:name="P2" style:family="paragraph" style:parent-style-name="Text_20_body">
      <style:text-properties officeooo:paragraph-rsid="0016b901"/>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1 – Capítulo 1 – </text:p>
      <text:h text:style-name="P1" text:outline-level="2">Fuentes </text:h>
      <text:p text:style-name="P2"><text:span text:style-name="Strong_20_Emphasis">80 Plus</text:span> es una certificación de eficiencia energética para fuentes de alimentación, como las que se usan en computadoras ATX. Esta certificación garantiza que la fuente es capaz de convertir al menos el 80% de la energía que recibe de la toma de corriente en energía útil para los componentes del sistema, desperdiciando menos del 20% en forma de calor. Existen varias clasificaciones dentro de <text:span text:style-name="Strong_20_Emphasis">80 Plus</text:span>, cada una con distintos niveles de eficiencia.</text:p>
      <text:p text:style-name="Text_20_body">Estas clasificaciones son:</text:p>
      <text:list text:style-name="L1">
        <text:list-item>
          <text:p text:style-name="P3"><text:span text:style-name="Strong_20_Emphasis">80 Plus</text:span>: Al menos 80% de eficiencia a un 20%, 50% y 100% de carga.</text:p>
        </text:list-item>
        <text:list-item>
          <text:p text:style-name="P3"><text:span text:style-name="Strong_20_Emphasis">80 Plus Bronze</text:span>: Eficiencia de hasta el 82-85% según la carga.</text:p>
        </text:list-item>
        <text:list-item>
          <text:p text:style-name="P3"><text:span text:style-name="Strong_20_Emphasis">80 Plus Silver</text:span>: Eficiencia de hasta el 85-88%.</text:p>
        </text:list-item>
        <text:list-item>
          <text:p text:style-name="P3"><text:span text:style-name="Strong_20_Emphasis">80 Plus Gold</text:span>: Eficiencia de hasta el 87-90%.</text:p>
        </text:list-item>
        <text:list-item>
          <text:p text:style-name="P3"><text:span text:style-name="Strong_20_Emphasis">80 Plus Platinum</text:span>: Eficiencia de hasta el 90-92%.</text:p>
        </text:list-item>
        <text:list-item>
          <text:p text:style-name="P4"><text:span text:style-name="Strong_20_Emphasis">80 Plus Titanium</text:span>: Eficiencia de hasta el 90-94%.</text:p>
        </text:list-item>
      </text:list>
      <text:p text:style-name="Text_20_body">Cuanto más alta sea la certificación (como Platinum o Titanium), mayor será la eficiencia energética, lo que se traduce en menos consumo eléctrico y menos calor generado por la fuente de alimentación. Esto es importante porque una fuente más eficiente no solo ahorra energía, sino que también contribuye a una mayor estabilidad del sistema y prolonga la vida útil de los componentes.</text:p>
      <text:p text:style-name="Text_20_body">4o</text:p>
      <text:h text:style-name="Heading_20_5" text:outline-level="5">Tú dijiste:</text:h>
      <text:p text:style-name="Text_20_body">Me haces una tabla con lo anterior?</text:p>
      <text:h text:style-name="Heading_20_6" text:outline-level="6">ChatGPT Plus</text:h>
      <text:p text:style-name="Text_20_body">ChatGPT</text:p>
      <text:p text:style-name="Text_20_body">Claro, aquí tienes una tabla que resume las certificaciones <text:span text:style-name="Strong_20_Emphasis">80 Plus</text:span> y sus niveles de eficiencia:</text:p>
      <table:table table:name="Tabla1" table:style-name="Tabla1">
        <table:table-column table:style-name="Tabla1.A"/>
        <table:table-column table:style-name="Tabla1.B" table:number-columns-repeated="2"/>
        <table:table-column table:style-name="Tabla1.D"/>
        <table:table-header-rows>
          <table:table-row>
            <table:table-cell table:style-name="Tabla1.A1" office:value-type="string">
              <text:p text:style-name="Table_20_Heading"><text:span text:style-name="Strong_20_Emphasis">Certificación</text:span></text:p>
            </table:table-cell>
            <table:table-cell table:style-name="Tabla1.A1" office:value-type="string">
              <text:p text:style-name="Table_20_Heading"><text:span text:style-name="Strong_20_Emphasis">Eficiencia al 20% de carga</text:span></text:p>
            </table:table-cell>
            <table:table-cell table:style-name="Tabla1.A1" office:value-type="string">
              <text:p text:style-name="Table_20_Heading"><text:span text:style-name="Strong_20_Emphasis">Eficiencia al 50% de carga</text:span></text:p>
            </table:table-cell>
            <table:table-cell table:style-name="Tabla1.A1" office:value-type="string">
              <text:p text:style-name="Table_20_Heading"><text:span text:style-name="Strong_20_Emphasis">Eficiencia al 100% de carga</text:span></text:p>
            </table:table-cell>
          </table:table-row>
        </table:table-header-rows>
        <table:table-row>
          <table:table-cell table:style-name="Tabla1.A1" office:value-type="string">
            <text:p text:style-name="Table_20_Contents"><text:span text:style-name="Strong_20_Emphasis">80 Plus</text:span></text:p>
          </table:table-cell>
          <table:table-cell table:style-name="Tabla1.A1" office:value-type="string">
            <text:p text:style-name="Table_20_Contents">80%</text:p>
          </table:table-cell>
          <table:table-cell table:style-name="Tabla1.A1" office:value-type="string">
            <text:p text:style-name="Table_20_Contents">80%</text:p>
          </table:table-cell>
          <table:table-cell table:style-name="Tabla1.A1" office:value-type="string">
            <text:p text:style-name="Table_20_Contents">80%</text:p>
          </table:table-cell>
        </table:table-row>
        <table:table-row>
          <table:table-cell table:style-name="Tabla1.A1" office:value-type="string">
            <text:p text:style-name="Table_20_Contents"><text:span text:style-name="Strong_20_Emphasis">80 Plus Bronze</text:span></text:p>
          </table:table-cell>
          <table:table-cell table:style-name="Tabla1.A1" office:value-type="string">
            <text:p text:style-name="Table_20_Contents">82%</text:p>
          </table:table-cell>
          <table:table-cell table:style-name="Tabla1.A1" office:value-type="string">
            <text:p text:style-name="Table_20_Contents">85%</text:p>
          </table:table-cell>
          <table:table-cell table:style-name="Tabla1.A1" office:value-type="string">
            <text:p text:style-name="Table_20_Contents">82%</text:p>
          </table:table-cell>
        </table:table-row>
        <table:table-row>
          <table:table-cell table:style-name="Tabla1.A1" office:value-type="string">
            <text:p text:style-name="Table_20_Contents"><text:span text:style-name="Strong_20_Emphasis">80 Plus Silver</text:span></text:p>
          </table:table-cell>
          <table:table-cell table:style-name="Tabla1.A1" office:value-type="string">
            <text:p text:style-name="Table_20_Contents">85%</text:p>
          </table:table-cell>
          <table:table-cell table:style-name="Tabla1.A1" office:value-type="string">
            <text:p text:style-name="Table_20_Contents">88%</text:p>
          </table:table-cell>
          <table:table-cell table:style-name="Tabla1.A1" office:value-type="string">
            <text:p text:style-name="Table_20_Contents">85%</text:p>
          </table:table-cell>
        </table:table-row>
        <table:table-row>
          <table:table-cell table:style-name="Tabla1.A1" office:value-type="string">
            <text:p text:style-name="Table_20_Contents"><text:span text:style-name="Strong_20_Emphasis">80 Plus Gold</text:span></text:p>
          </table:table-cell>
          <table:table-cell table:style-name="Tabla1.A1" office:value-type="string">
            <text:p text:style-name="Table_20_Contents">87%</text:p>
          </table:table-cell>
          <table:table-cell table:style-name="Tabla1.A1" office:value-type="string">
            <text:p text:style-name="Table_20_Contents">90%</text:p>
          </table:table-cell>
          <table:table-cell table:style-name="Tabla1.A1" office:value-type="string">
            <text:p text:style-name="Table_20_Contents">87%</text:p>
          </table:table-cell>
        </table:table-row>
        <table:table-row>
          <table:table-cell table:style-name="Tabla1.A1" office:value-type="string">
            <text:p text:style-name="Table_20_Contents"><text:span text:style-name="Strong_20_Emphasis">80 Plus Platinum</text:span></text:p>
          </table:table-cell>
          <table:table-cell table:style-name="Tabla1.A1" office:value-type="string">
            <text:p text:style-name="Table_20_Contents">90%</text:p>
          </table:table-cell>
          <table:table-cell table:style-name="Tabla1.A1" office:value-type="string">
            <text:p text:style-name="Table_20_Contents">92%</text:p>
          </table:table-cell>
          <table:table-cell table:style-name="Tabla1.A1" office:value-type="string">
            <text:p text:style-name="Table_20_Contents">89%</text:p>
          </table:table-cell>
        </table:table-row>
        <table:table-row>
          <table:table-cell table:style-name="Tabla1.A1" office:value-type="string">
            <text:p text:style-name="Table_20_Contents"><text:span text:style-name="Strong_20_Emphasis">80 Plus Titanium</text:span></text:p>
          </table:table-cell>
          <table:table-cell table:style-name="Tabla1.A1" office:value-type="string">
            <text:p text:style-name="Table_20_Contents">90%</text:p>
          </table:table-cell>
          <table:table-cell table:style-name="Tabla1.A1" office:value-type="string">
            <text:p text:style-name="Table_20_Contents">94%</text:p>
          </table:table-cell>
          <table:table-cell table:style-name="Tabla1.A1" office:value-type="string">
            <text:p text:style-name="Table_20_Contents">90%</text:p>
          </table:table-cell>
        </table:table-row>
      </table:table>
      <text:p text:style-name="Text_20_body">Esta tabla refleja las diferentes eficiencias en función de la carga que tenga la fuente de alimentación, mostrando cómo mejora la eficiencia energética a medida que aumenta la clasificación.</text:p>
      <text:p text:style-name="Text_20_body">4o</text:p>
      <text:h text:style-name="Heading_20_5" text:outline-level="5"><text:soft-page-break/>Tú dijiste:</text:h>
      <text:p text:style-name="Text_20_body">Pero sé que hay otras clasificaciones de la industria que no son 80 plus ¿tre suena ?</text:p>
      <text:h text:style-name="Heading_20_6" text:outline-level="6">ChatGPT Plus</text:h>
      <text:p text:style-name="Text_20_body">ChatGPT</text:p>
      <text:p text:style-name="Text_20_body">Sí, además de la certificación <text:span text:style-name="Strong_20_Emphasis">80 Plus</text:span>, existen otras clasificaciones y estándares utilizados en la industria para evaluar la eficiencia y el rendimiento de las fuentes de alimentación, aunque <text:span text:style-name="Strong_20_Emphasis">80 Plus</text:span> es la más popular en el sector de las PCs de escritorio. A continuación, te comento algunos otros enfoques y estándares relevantes:</text:p>
      <text:h text:style-name="Heading_20_3" text:outline-level="3">1. <text:span text:style-name="Strong_20_Emphasis">Cybenetics</text:span></text:h>
      <text:p text:style-name="Text_20_body"><text:span text:style-name="Strong_20_Emphasis">Cybenetics</text:span> es otra certificación para fuentes de alimentación que ofrece una clasificación más exhaustiva que <text:span text:style-name="Strong_20_Emphasis">80 Plus</text:span>. Cybenetics no solo mide la eficiencia, sino también el nivel de ruido de las fuentes de alimentación. Cybenetics se divide en dos grandes categorías:</text:p>
      <text:list text:style-name="L2">
        <text:list-item>
          <text:p text:style-name="P5"><text:span text:style-name="Strong_20_Emphasis">Clasificación ETA</text:span> (Eficiencia):</text:p>
          <text:list>
            <text:list-item>
              <text:p text:style-name="P6">ETA A++: Más del 94% de eficiencia</text:p>
            </text:list-item>
            <text:list-item>
              <text:p text:style-name="P6">ETA A+: Entre 91-94%</text:p>
            </text:list-item>
            <text:list-item>
              <text:p text:style-name="P6">ETA A: Entre 88-91%</text:p>
            </text:list-item>
            <text:list-item>
              <text:p text:style-name="P6">ETA B: Entre 85-88%</text:p>
            </text:list-item>
            <text:list-item>
              <text:p text:style-name="P6">ETA C: Entre 82-85%</text:p>
            </text:list-item>
            <text:list-item>
              <text:p text:style-name="P6">ETA D: Menos del 82%</text:p>
            </text:list-item>
          </text:list>
        </text:list-item>
        <text:list-item>
          <text:p text:style-name="P5"><text:span text:style-name="Strong_20_Emphasis">Clasificación LAMBDA</text:span> (Ruido):</text:p>
          <text:list>
            <text:list-item>
              <text:p text:style-name="P6">LAMBDA A++: Menos de 15 dBA (extremadamente silenciosa)</text:p>
            </text:list-item>
            <text:list-item>
              <text:p text:style-name="P6">LAMBDA A+: Entre 15-20 dBA</text:p>
            </text:list-item>
            <text:list-item>
              <text:p text:style-name="P6">LAMBDA A: Entre 20-25 dBA</text:p>
            </text:list-item>
            <text:list-item>
              <text:p text:style-name="P6">LAMBDA B: Entre 25-30 dBA</text:p>
            </text:list-item>
            <text:list-item>
              <text:p text:style-name="P6">LAMBDA C: Entre 30-35 dBA</text:p>
            </text:list-item>
            <text:list-item>
              <text:p text:style-name="P6">LAMBDA D: Entre 35-40 dBA (nivel alto)</text:p>
            </text:list-item>
            <text:list-item>
              <text:p text:style-name="P5">LAMBDA E: Más de 40 dBA (ruido considerable)</text:p>
            </text:list-item>
          </text:list>
        </text:list-item>
      </text:list>
      <text:h text:style-name="Heading_20_3" text:outline-level="3">2. <text:span text:style-name="Strong_20_Emphasis">80 Plus EU</text:span></text:h>
      <text:p text:style-name="Text_20_body">En Europa, también existe una versión de la certificación <text:span text:style-name="Strong_20_Emphasis">80 Plus</text:span> conocida como <text:span text:style-name="Strong_20_Emphasis">80 Plus EU</text:span>, que sigue los mismos principios pero cumple con los estándares de la Unión Europea sobre eficiencia energética y emisiones de carbono.</text:p>
      <text:h text:style-name="Heading_20_3" text:outline-level="3">3. <text:span text:style-name="Strong_20_Emphasis">TCO Certified</text:span></text:h>
      <text:p text:style-name="Text_20_body">Esta certificación tiene un enfoque más general en la sostenibilidad. Las fuentes de alimentación que obtienen la certificación <text:span text:style-name="Strong_20_Emphasis">TCO</text:span> deben cumplir criterios estrictos no solo de eficiencia energética, sino también de impacto medioambiental y condiciones laborales justas en la cadena de producción.</text:p>
      <text:h text:style-name="Heading_20_3" text:outline-level="3">4. <text:span text:style-name="Strong_20_Emphasis">Energy Star</text:span></text:h>
      <text:p text:style-name="Text_20_body"><text:span text:style-name="Strong_20_Emphasis">Energy Star</text:span> es un programa de certificación respaldado por el gobierno de EE. UU. que se aplica a varios dispositivos electrónicos, incluidas fuentes de alimentación. Las fuentes con esta <text:soft-page-break/>certificación deben cumplir con altos estándares de eficiencia energética, aunque no es tan específica para las fuentes de alimentación ATX como <text:span text:style-name="Strong_20_Emphasis">80 Plus</text:span> o Cybenetics.</text:p>
      <text:p text:style-name="Text_20_body">Estas certificaciones, aunque menos comunes en fuentes ATX para PC de escritorio que <text:span text:style-name="Strong_20_Emphasis">80 Plus</text:span>, ofrecen más información sobre la calidad general de la fuente, lo que puede ser útil para quienes buscan niveles específicos de eficiencia o bajo ruido.</text:p>
      <text:p text:style-name="Text_20_body">4o</text:p>
      <text:h text:style-name="Heading_20_5" text:outline-level="5">Tú dijiste:</text:h>
      <text:p text:style-name="Text_20_body">Y qu´ees eso de la potencia de la fuente atx</text:p>
      <text:h text:style-name="Heading_20_6" text:outline-level="6">ChatGPT Plus</text:h>
      <text:p text:style-name="Text_20_body">ChatGPT</text:p>
      <text:p text:style-name="Text_20_body">La <text:span text:style-name="Strong_20_Emphasis">potencia</text:span> de una fuente de alimentación ATX se refiere a la cantidad máxima de energía eléctrica que puede suministrar a los componentes de un sistema. Se mide en <text:span text:style-name="Strong_20_Emphasis">vatios (W)</text:span> y es un factor clave a la hora de elegir una fuente de alimentación para una PC, ya que debe ser capaz de proporcionar suficiente energía para todos los componentes (procesador, tarjeta gráfica, disco duro, ventiladores, etc.) sin sobrecargarse.</text:p>
      <text:h text:style-name="Heading_20_3" text:outline-level="3">Aspectos clave de la potencia de la fuente de alimentación:</text:h>
      <text:list text:style-name="L3">
        <text:list-item>
          <text:p text:style-name="P7"><text:span text:style-name="Strong_20_Emphasis">Potencia nominal</text:span>:</text:p>
          <text:list>
            <text:list-item>
              <text:p text:style-name="P8">Es la capacidad total que la fuente puede entregar bajo condiciones óptimas, medida en vatios (W).</text:p>
            </text:list-item>
            <text:list-item>
              <text:p text:style-name="P8">Ejemplo: Una fuente de 500W puede suministrar hasta 500 vatios en total a los componentes del sistema.</text:p>
            </text:list-item>
          </text:list>
        </text:list-item>
        <text:list-item>
          <text:p text:style-name="P7"><text:span text:style-name="Strong_20_Emphasis">Distribución de la potencia</text:span>:</text:p>
          <text:list>
            <text:list-item>
              <text:p text:style-name="P7">La potencia se distribuye entre los distintos <text:span text:style-name="Strong_20_Emphasis">rails</text:span> (canales) de la fuente de alimentación. Los rails más importantes son los de <text:span text:style-name="Strong_20_Emphasis">+12V</text:span>, <text:span text:style-name="Strong_20_Emphasis">+5V</text:span> y <text:span text:style-name="Strong_20_Emphasis">+3.3V</text:span>, siendo el rail de <text:span text:style-name="Strong_20_Emphasis">+12V</text:span> el más crucial porque alimenta componentes que demandan mucha energía, como la CPU y la tarjeta gráfica (GPU).</text:p>
            </text:list-item>
          </text:list>
          <text:p text:style-name="P7">Ejemplo de distribución:</text:p>
          <text:list text:continue-numbering="true">
            <text:list-item>
              <text:p text:style-name="P8">+12V: Suministra energía a la CPU, la GPU, y otros componentes que requieren altos niveles de potencia.</text:p>
            </text:list-item>
            <text:list-item>
              <text:p text:style-name="P8">+5V: Alimenta la placa base y algunos periféricos.</text:p>
            </text:list-item>
            <text:list-item>
              <text:p text:style-name="P8">+3.3V: Se usa para componentes de menor consumo, como módulos de RAM y algunos dispositivos integrados.</text:p>
            </text:list-item>
          </text:list>
        </text:list-item>
        <text:list-item>
          <text:p text:style-name="P7"><text:span text:style-name="Strong_20_Emphasis">Importancia del cálculo de la potencia</text:span>:</text:p>
          <text:list>
            <text:list-item>
              <text:p text:style-name="P8">Antes de elegir una fuente de alimentación, es importante calcular el <text:span text:style-name="Strong_20_Emphasis">consumo total del sistema</text:span> sumando el consumo de todos los componentes. Un sitio web popular que ayuda a hacer este cálculo es el <text:span text:style-name="Strong_20_Emphasis">PCPartPicker</text:span> o herramientas de fabricantes de PSU (Power Supply Unit), como las calculadoras de potencia de Corsair o Cooler Master.</text:p>
            </text:list-item>
          </text:list>
        </text:list-item>
        <text:list-item>
          <text:p text:style-name="P7"><text:span text:style-name="Strong_20_Emphasis">Margen de seguridad</text:span>:</text:p>
          <text:list>
            <text:list-item>
              <text:p text:style-name="P8"><text:soft-page-break/>Es recomendable elegir una fuente con <text:span text:style-name="Strong_20_Emphasis">un margen de potencia extra</text:span> sobre lo que requiere el sistema. Esto no solo mejora la estabilidad del equipo, sino que también ayuda a prolongar la vida útil de la fuente, ya que no estará funcionando siempre al límite.</text:p>
            </text:list-item>
            <text:list-item>
              <text:p text:style-name="P8">Por ejemplo, si tu sistema consume 400W, sería prudente elegir una fuente de <text:span text:style-name="Strong_20_Emphasis">500W o 600W</text:span>.</text:p>
            </text:list-item>
          </text:list>
        </text:list-item>
        <text:list-item>
          <text:p text:style-name="P7"><text:span text:style-name="Strong_20_Emphasis">Fuentes modulares y semi-modulares</text:span>:</text:p>
          <text:list>
            <text:list-item>
              <text:p text:style-name="P7">Además de la potencia, las fuentes ATX pueden ser <text:span text:style-name="Strong_20_Emphasis">modulares</text:span>, lo que significa que los cables se pueden conectar y desconectar según lo necesites, mejorando la gestión del cableado dentro del gabinete. Las <text:span text:style-name="Strong_20_Emphasis">semi-modulares</text:span> tienen algunos cables fijos y otros desmontables.</text:p>
            </text:list-item>
          </text:list>
        </text:list-item>
      </text:list>
      <text:h text:style-name="Heading_20_3" text:outline-level="3">Recomendaciones generales según el tipo de PC:</text:h>
      <text:list text:style-name="L4">
        <text:list-item>
          <text:p text:style-name="P9"><text:span text:style-name="Strong_20_Emphasis">PC básica</text:span> (ofimática o navegación): Fuente de <text:span text:style-name="Strong_20_Emphasis">300-400W</text:span>.</text:p>
        </text:list-item>
        <text:list-item>
          <text:p text:style-name="P9"><text:span text:style-name="Strong_20_Emphasis">PC gaming intermedia</text:span>: Fuente de <text:span text:style-name="Strong_20_Emphasis">500-650W</text:span>.</text:p>
        </text:list-item>
        <text:list-item>
          <text:p text:style-name="P9"><text:span text:style-name="Strong_20_Emphasis">PC gaming avanzada o con overclock</text:span>: Fuente de <text:span text:style-name="Strong_20_Emphasis">650-850W</text:span>.</text:p>
        </text:list-item>
        <text:list-item>
          <text:p text:style-name="P10"><text:span text:style-name="Strong_20_Emphasis">PC con múltiples tarjetas gráficas (SLI/Crossfire)</text:span>: Fuente de <text:span text:style-name="Strong_20_Emphasis">850W o más</text:span>.</text:p>
        </text:list-item>
      </text:list>
      <text:p text:style-name="Text_20_body">La potencia de la fuente de alimentación tiene un impacto directo en la estabilidad y longevidad de los componentes del sistema, por lo que es esencial seleccionar una que cubra las necesidades energéticas de manera adecuada.</text:p>
      <text:p text:style-name="P11">4o</text:p>
      <text:p text:style-name="P2"/>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09:51:32.266000000</meta:creation-date>
    <dc:date>2024-10-23T10:22:48.067000000</dc:date>
    <meta:editing-duration>PT1H29M59S</meta:editing-duration>
    <meta:editing-cycles>9</meta:editing-cycles>
    <meta:generator>LibreOffice/24.8.2.1$Windows_X86_64 LibreOffice_project/0f794b6e29741098670a3b95d60478a65d05ef13</meta:generator>
    <meta:document-statistic meta:table-count="1" meta:image-count="0" meta:object-count="0" meta:page-count="4" meta:paragraph-count="106" meta:word-count="1204" meta:character-count="7056" meta:non-whitespace-character-count="5994"/>
  </office:meta>
</office:document-meta>
</file>